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bViewBook.setBookName( String boo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getPageCoun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getBoo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getP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setPageCountNum( int pageCount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pubViewBook.setPageList( List &lt; EpubViewPage &gt; pa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setMetadata( EpubView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setTeachingFlag( boolean teaching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Book.isTeaching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